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ffff00"/>
    </style:style>
    <style:style style:name="ce2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color="#ffff00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99ff"/>
    </style:style>
    <style:style style:name="ce8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e00"/>
    </style:style>
    <style:style style:name="ce10" style:family="table-cell" style:parent-style-name="Default">
      <style:table-cell-properties fo:background-color="#996633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6633"/>
    </style:style>
    <style:style style:name="ce12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50e"/>
    </style:style>
    <style:style style:name="ce14" style:family="table-cell" style:parent-style-name="Default">
      <style:table-cell-properties fo:background-color="#00dc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dcff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7da647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21" table:default-cell-style-name="Default"/>
        <table:table-row table:style-name="ro1">
          <table:table-cell table:style-name="Default" office:value-type="string" calcext:value-type="string">
            <text:p>System</text:p>
          </table:table-cell>
          <table:table-cell table:style-name="ce16" office:value-type="string" calcext:value-type="string">
            <text:p>Sentence</text:p>
          </table:table-cell>
          <table:table-cell table:number-columns-repeated="4" table:style-name="ce17" office:value-type="string" calcext:value-type="string">
            <text:p>AnnotatorA</text:p>
          </table:table-cell>
          <table:table-cell table:number-columns-repeated="4" table:style-name="ce22" office:value-type="string" calcext:value-type="string">
            <text:p>AnnotatorB</text:p>
          </table:table-cell>
          <table:table-cell table:number-columns-repeated="4" table:style-name="ce8" office:value-type="string" calcext:value-type="string">
            <text:p>AnnotatorC</text:p>
          </table:table-cell>
          <table:table-cell table:number-columns-repeated="4" table:style-name="ce23" office:value-type="string" calcext:value-type="string">
            <text:p>AnnotatorD</text:p>
          </table:table-cell>
          <table:table-cell table:number-columns-repeated="4" table:style-name="ce24" office:value-type="string" calcext:value-type="string">
            <text:p>AnnotatorE</text:p>
          </table:table-cell>
        </table:table-row>
        <table:table-row table:style-name="ro1">
          <table:table-cell table:style-name="ce1"/>
          <table:table-cell table:style-name="ce16"/>
          <table:table-cell table:style-name="ce18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  <table:table-cell table:style-name="ce18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  <table:table-cell table:style-name="ce18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  <table:table-cell table:style-name="ce18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  <table:table-cell table:style-name="ce18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</table:table-row>
        <table:table-row table:style-name="ro1">
          <table:table-cell table:style-name="ce2" office:value-type="string" calcext:value-type="string">
            <text:p>TSM (Zhu et al., 2010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RevILP (Woodsend and Lapata, 201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45" calcext:value-type="float">
            <text:p>4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94" calcext:value-type="float">
            <text:p>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PBMT-R (Wubben et al., 201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51" calcext:value-type="float">
            <text:p>5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53" calcext:value-type="float">
            <text:p>5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54" calcext:value-type="float">
            <text:p>5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58" calcext:value-type="float">
            <text:p>5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Hybrid (Narayan and Gardent, 201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28" calcext:value-type="float">
            <text:p>2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35" calcext:value-type="float">
            <text:p>3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39" calcext:value-type="float">
            <text:p>3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61" calcext:value-type="float">
            <text:p>6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84" calcext:value-type="float">
            <text:p>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9"/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98" calcext:value-type="float">
            <text:p>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/>
          <table:table-cell office:value-type="float" office:value="100" calcext:value-type="float">
            <text:p>1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UNSUP (Narayan and Gardent, 201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39" calcext:value-type="float">
            <text:p>3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44" calcext:value-type="float">
            <text:p>4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71" calcext:value-type="float">
            <text:p>7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93" calcext:value-type="float">
            <text:p>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"/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12" office:value-type="string" calcext:value-type="string">
            <text:p>Split-Deletion (Narayan and Gardent, 201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87" calcext:value-type="float">
            <text:p>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3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Referenc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17" calcext:value-type="float">
            <text:p>17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29" calcext:value-type="float">
            <text:p>2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39" calcext:value-type="float">
            <text:p>3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67" calcext:value-type="float">
            <text:p>67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77" calcext:value-type="float">
            <text:p>7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88" calcext:value-type="float">
            <text:p>8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95" calcext:value-type="float">
            <text:p>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office:value-type="float" office:value="99" calcext:value-type="float">
            <text:p>9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0:06:03.101141080</meta:creation-date>
    <dc:date>2018-04-15T10:17:33.848461354</dc:date>
    <meta:editing-duration>PT11M29S</meta:editing-duration>
    <meta:editing-cycles>4</meta:editing-cycles>
    <meta:generator>LibreOffice/5.2.7.2$Linux_X86_64 LibreOffice_project/20m0$Build-2</meta:generator>
    <meta:document-statistic meta:table-count="1" meta:cell-count="14749" meta:object-count="0"/>
  </office:meta>
</office:document-meta>
</file>